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Node.CMNod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Node.setMaxStates( int maxSt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Node.setFollowPos( CMStateSet setToAd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Node.firstPo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MNode.isCompactedForUP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Node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Node.lastPo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MNode.setIsCompactUPAModel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